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f137" officeooo:paragraph-rsid="0013f13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f137" officeooo:paragraph-rsid="0013f13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befa" officeooo:paragraph-rsid="0015bef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31f8" officeooo:paragraph-rsid="001731f8" style:font-size-asian="10.5pt" style:font-weight-asian="normal" style:font-size-complex="12pt" style:font-weight-complex="normal"/>
    </style:style>
    <style:style style:name="T1" style:family="text">
      <style:text-properties officeooo:rsid="0015befa"/>
    </style:style>
    <style:style style:name="T2" style:family="text">
      <style:text-properties officeooo:rsid="00174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SADY PRACY Z HTML I CSS:</text:p>
      <text:p text:style-name="P1"/>
      <text:p text:style-name="P2">1. Wykorzystywane technologie:</text:p>
      <text:p text:style-name="P2"><text:tab/>Będziemy wykorzystywać HTML5 i CSS3. Standardy jakich będziemy się trzymać są zależne od statystyk użycia przeglądarek dla Polski. By wspierać jakąś funkcjonalność musimy mieć &lt; ~<text:span text:style-name="T2">10</text:span>% braku wsparcia, <text:span text:style-name="T2">ale głównie patrzymy na konkretne przeglądarki, nie na procenty</text:span>. Śledzimy też dla których stosunkowo nowych przeglądarek platforma działać nie będzie (by powiadomić użytkownika <text:span text:style-name="T2">bądź zmienić naszą metodykę działania</text:span>). Stary Internet Explorer’y mamy w głębokim poważaniu. </text:p>
      <text:p text:style-name="P2"><text:tab/>Do rozważenia: Użycie biblioteki do wspierania starszych przeglądarek</text:p>
      <text:p text:style-name="P2"/>
      <text:p text:style-name="P2">2. Technologia w jakiej tworzymy:</text:p>
      <text:p text:style-name="P2"><text:tab/>Nie używamy żadnych typowych frameworków typu Bootstrap <text:span text:style-name="T1">(połączenie JS i CSS). Używamy rozszerzenia ułatwiającego pracę do języka CSS, a mianowicie Compass+SASS. Dzięki temu tworzone arkusze stylów będą: a) łatwiejsze w rozwoju, b) prostsze w tworzeniu, c) przystępniejsze do drobnych zmian. </text:span></text:p>
      <text:p text:style-name="P2"/>
      <text:p text:style-name="P3">3. Standardy nazewnictwa i podziału plików w HTML:</text:p>
      <text:p text:style-name="P3"><text:tab/>Używamy standardowego camel-case’a. Znaczy to, że nazwy ID i KLAS piszemy małą literą gdy zawierają jedno słowo, a każde następne słowo zaczynamy z dużej. Np.: „variable testVar <text:s/>myNewVariable” itd… Tworzymy dużo odstępów, by HTML był czytelny.</text:p>
      <text:p text:style-name="P3"><text:tab/>CSS dzielimy na bloki funkcjonalne (np. style headera, style podstrony A, style wariantu B stopki) . Wyróżniamy bloki funkcjonalne na poziomie strony [dot. całej strony], komponentu [np. kalendarza] i wariantu wyglądu komponentu [nie zmienia się struktura, jedynie wygląd]. Dzięki temu pliki będą chude i łatwe do czytania.</text:p>
      <text:p text:style-name="P3"/>
      <text:p text:style-name="P3">4. Integracja z Javascript:</text:p>
      <text:p text:style-name="P3"><text:tab/>Nie piszemy niemal NIGDY kodu CSS przy generacji obiektów przez Javascript. Same HTML’e wklejamy z innych plików, a nie piszemy bezpośrednio w treści funkcji albo w zmiennej. Jeśli już musimy tak zrobić, bądź po prostu testujemy na chwilę, to przestrzegamy pewnych zasad. Obiekty tworzone przez Javascript powinny być w kodzie: a) ładnie, wyraźnie odzielone, b) mieć komentarz, c)Mieć w komentarzu tag identyfikujący „code snippet”. </text:p>
      <text:p text:style-name="P3"/>
      <text:p text:style-name="P4">5. Pliki dodatkowe:</text:p>
      <text:p text:style-name="P4"><text:tab/>W czasie tworzenia projektu tworzymy spisy elementów stron i na bieżąco, analizując przy tym owy spis i zależności, tworzymy moduły z powtarzalnych rzeczy. Unikamy efektu spaghetti, czyli kodu być może czytelnego, ale na tyle długiego, że osoba czytająca uśnie w trakcie czytani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6:13:14.643839438</meta:creation-date>
    <dc:date>2019-02-12T18:18:57.023241989</dc:date>
    <meta:editing-duration>PT4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29" meta:character-count="2303" meta:non-whitespace-character-count="1975"/>
  </office:meta>
</office:document-meta>
</file>